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6b" officeooo:paragraph-rsid="0006046b"/>
    </style:style>
    <style:style style:name="P2" style:family="paragraph" style:parent-style-name="Heading_20_1">
      <style:paragraph-properties fo:break-before="page"/>
      <style:text-properties officeooo:rsid="0006046b" officeooo:paragraph-rsid="0006046b"/>
    </style:style>
    <style:style style:name="P3" style:family="paragraph" style:parent-style-name="Preformatted_20_Text">
      <style:text-properties style:font-name="Liberation Serif" fo:font-size="11pt" fo:language="fr" fo:country="FR" officeooo:paragraph-rsid="001789e6" style:font-size-asian="11pt" style:font-size-complex="11pt"/>
    </style:style>
    <style:style style:name="P4" style:family="paragraph" style:parent-style-name="Preformatted_20_Text">
      <style:paragraph-properties fo:margin-top="0cm" fo:margin-bottom="0.499cm" loext:contextual-spacing="false" fo:text-align="start" style:justify-single-word="false" style:writing-mode="lr-tb"/>
    </style:style>
    <style:style style:name="P5" style:family="paragraph" style:parent-style-name="Text_20_body">
      <style:text-properties officeooo:paragraph-rsid="000e66dd"/>
    </style:style>
    <style:style style:name="P6" style:family="paragraph" style:parent-style-name="Text_20_body">
      <style:text-properties style:font-name="Liberation Serif" fo:font-size="10.5pt" officeooo:paragraph-rsid="001600e3" style:font-size-asian="10.5pt" style:font-size-complex="10.5pt"/>
    </style:style>
    <style:style style:name="P7" style:family="paragraph" style:parent-style-name="Text_20_body">
      <style:text-properties style:font-name="Liberation Serif" fo:font-size="11pt" officeooo:paragraph-rsid="001789e6" style:font-size-asian="11pt" style:font-size-complex="11pt"/>
    </style:style>
    <style:style style:name="P8" style:family="paragraph" style:parent-style-name="Text_20_body">
      <style:text-properties style:font-name="Liberation Serif" fo:font-size="11pt" officeooo:rsid="00178c38" officeooo:paragraph-rsid="00178c38" style:font-size-asian="11pt" style:font-size-complex="11pt"/>
    </style:style>
    <style:style style:name="P9" style:family="paragraph" style:parent-style-name="Text_20_body">
      <style:text-properties style:font-name="Liberation Serif" fo:font-size="11pt" officeooo:paragraph-rsid="001600e3" style:font-size-asian="11pt" style:font-size-complex="11pt"/>
    </style:style>
    <style:style style:name="P10" style:family="paragraph" style:parent-style-name="Text_20_body">
      <style:text-properties style:font-name="Liberation Serif" fo:font-size="11pt" officeooo:rsid="00104bc2" officeooo:paragraph-rsid="00111239" style:font-size-asian="11pt" style:font-size-complex="11pt"/>
    </style:style>
    <style:style style:name="P11" style:family="paragraph" style:parent-style-name="Text_20_body">
      <style:text-properties style:font-name="Liberation Serif" officeooo:paragraph-rsid="00178c38"/>
    </style:style>
    <style:style style:name="P12" style:family="paragraph">
      <style:paragraph-properties fo:text-align="center" style:writing-mode="lr-tb"/>
      <style:text-properties fo:font-size="12pt"/>
    </style:style>
    <style:style style:name="P13" style:family="paragraph">
      <style:paragraph-properties fo:text-align="center"/>
    </style:style>
    <style:style style:name="T1" style:family="text">
      <style:text-properties officeooo:rsid="00068b04"/>
    </style:style>
    <style:style style:name="T2" style:family="text">
      <style:text-properties officeooo:rsid="0008562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85628"/>
    </style:style>
    <style:style style:name="T5" style:family="text">
      <style:text-properties fo:language="fr" fo:country="FR" officeooo:rsid="0009c46d"/>
    </style:style>
    <style:style style:name="T6" style:family="text">
      <style:text-properties fo:language="fr" fo:country="FR" officeooo:rsid="000e66dd"/>
    </style:style>
    <style:style style:name="T7" style:family="text">
      <style:text-properties fo:language="fr" fo:country="FR" officeooo:rsid="001600e3"/>
    </style:style>
    <style:style style:name="T8" style:family="text">
      <style:text-properties fo:language="fr" fo:country="FR" officeooo:rsid="001789e6"/>
    </style:style>
    <style:style style:name="T9" style:family="text">
      <style:text-properties officeooo:rsid="0006046b"/>
    </style:style>
    <style:style style:name="T10" style:family="text">
      <style:text-properties officeooo:rsid="0009c46d"/>
    </style:style>
    <style:style style:name="T11" style:family="text">
      <style:text-properties officeooo:rsid="000b8abf"/>
    </style:style>
    <style:style style:name="T12" style:family="text">
      <style:text-properties officeooo:rsid="000cbfca"/>
    </style:style>
    <style:style style:name="T13" style:family="text">
      <style:text-properties officeooo:rsid="000e66dd"/>
    </style:style>
    <style:style style:name="T14" style:family="text">
      <style:text-properties officeooo:rsid="00111239"/>
    </style:style>
    <style:style style:name="T15" style:family="text">
      <style:text-properties officeooo:rsid="0012670a"/>
    </style:style>
    <style:style style:name="T16" style:family="text">
      <style:text-properties officeooo:rsid="0013974f"/>
    </style:style>
    <style:style style:name="T17" style:family="text">
      <style:text-properties style:font-name="monospace"/>
    </style:style>
    <style:style style:name="T18" style:family="text">
      <style:text-properties style:font-name="monospace" fo:font-size="8pt" style:font-size-asian="8pt" style:font-size-complex="8pt"/>
    </style:style>
    <style:style style:name="T19" style:family="text">
      <style:text-properties officeooo:rsid="001448a5"/>
    </style:style>
    <style:style style:name="T20" style:family="text">
      <style:text-properties officeooo:rsid="001600e3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1600e3"/>
    </style:style>
    <style:style style:name="T23" style:family="text">
      <style:text-properties style:font-name="Liberation Serif" fo:font-size="11pt" style:font-size-asian="11pt" style:font-size-complex="11pt"/>
    </style:style>
    <style:style style:name="T24" style:family="text">
      <style:text-properties style:font-name="Liberation Serif" fo:font-size="11pt" officeooo:rsid="001448a5" style:font-size-asian="11pt" style:font-size-complex="11pt"/>
    </style:style>
    <style:style style:name="T25" style:family="text">
      <style:text-properties style:font-name="Liberation Serif" fo:font-size="11pt" officeooo:rsid="00178c38" style:font-size-asian="11pt" style:font-size-complex="11pt"/>
    </style:style>
    <style:style style:name="T26" style:family="text">
      <style:text-properties style:font-name="Liberation Serif" fo:font-size="11pt" fo:language="fr" fo:country="FR" officeooo:rsid="00178c38" style:font-size-asian="11pt" style:font-size-complex="11pt"/>
    </style:style>
    <style:style style:name="T27" style:family="text">
      <style:text-properties style:font-name="Liberation Serif" officeooo:rsid="001448a5"/>
    </style:style>
    <style:style style:name="T28" style:family="text">
      <style:text-properties style:font-name="Liberation Serif" fo:font-size="10.5pt" officeooo:rsid="001600e3" style:font-size-asian="10.5pt" style:font-size-complex="10.5pt"/>
    </style:style>
    <style:style style:name="T29" style:family="text">
      <style:text-properties style:font-name="Liberation Serif" fo:font-size="10.5pt" fo:language="fr" fo:country="FR" officeooo:rsid="001600e3" style:font-size-asian="10.5pt" style:font-size-complex="10.5pt"/>
    </style:style>
    <style:style style:name="T30" style:family="text">
      <style:text-properties style:font-name="Liberation Serif" fo:language="fr" fo:country="FR" officeooo:rsid="001600e3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178c38" style:font-size-asian="11pt" style:font-size-complex="11pt"/>
    </style:style>
    <style:style style:name="T33" style:family="text">
      <style:text-properties fo:font-size="11pt" fo:language="fr" fo:country="FR" officeooo:rsid="00178c38" style:font-size-asian="11pt" style:font-size-complex="11pt"/>
    </style:style>
    <style:style style:name="T34" style:family="text">
      <style:text-properties officeooo:rsid="001789e6"/>
    </style:style>
    <style:style style:name="T35" style:family="text">
      <style:text-properties officeooo:rsid="00178c38"/>
    </style:style>
    <style:style style:name="T36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524cm" fo:min-width="0.5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2cm" fo:min-width="0.5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duction</text:h>
      <text:p text:style-name="P5"><text:span text:style-name="T9">M</text:span><text:span text:style-name="T1">AQAO (Modular Assembly Quality Analyzer and Optimizer)</text:span><text:span text:style-name="T9"> est un </text:span><text:span text:style-name="T11">framework</text:span><text:span text:style-name="T9"> qui permet d’</text:span><text:span text:style-name="T1">analyser et d’optimiser les performances </text:span><text:span text:style-name="T2">d’un programme </text:span><text:span text:style-name="T11">grâce à un ensemble de modules (CQA, LPROF, ONEVIEW)</text:span><text:span text:style-name="T2">. MAQAO </text:span><text:span text:style-name="T13">effectue </text:span><text:span text:style-name="T10">une</text:span><text:span text:style-name="T2"> analyse dynamique et statique </text:span><text:span text:style-name="T10">du code </text:span><text:span text:style-name="T12">et ainsi détermine les éléments </text:span><text:span text:style-name="T10">limitant la performance d'une zone de l'application, </text:span><text:span text:style-name="T13">il t</text:span><text:span text:style-name="T2">ravaille au niveau binaire il n’a pas de restriction par rapport au langage utilisé dans le code source</text:span><text:span text:style-name="T4">. </text:span><text:span text:style-name="T6">l’</text:span><text:bookmark text:name="tw-target-text2"/><text:span text:style-name="T4">objectif principal </text:span><text:span text:style-name="T5">de MAQAO </text:span><text:span text:style-name="T4">est de guider les développeurs d'applications tout au long du processus d'optimisation grâce à des rapports synthétiques et des astuces. </text:span></text:p>
      <text:p text:style-name="P5"><text:span text:style-name="T4"/></text:p>
      <text:h text:style-name="Heading_20_2" text:outline-level="2"><text:span text:style-name="T35">Generation de rapport avec </text:span>Oneview:</text:h>
      <text:p text:style-name="P10">Oneview est un <text:span text:style-name="T14">module</text:span> délivr<text:span text:style-name="T14">é</text:span> par <text:span text:style-name="T15">MAQAO,</text:span> il permet de générer des rapport d’analyse de codes source compil<text:span text:style-name="T14">és</text:span> <text:span text:style-name="T14">en se basant sur différent module</text:span><text:span text:style-name="T15">s.</text:span><text:span text:style-name="T14"> LPROF un profiler basé sur l'échantillonnage,</text:span><text:span text:style-name="T15">et </text:span><text:span text:style-name="T14"><text:s/>CQA un analyseur statique qui évalue la qualité du code généré par le compilateur. </text:span><text:span text:style-name="T15">Oneview propose deux format de rapport </text:span><text:span text:style-name="T14">HTML</text:span><text:span text:style-name="T16">(defaut), </text:span><text:span text:style-name="T14">XSLX </text:span><text:span text:style-name="T16">ou text</text:span><text:span text:style-name="T14">. S</text:span>on utilisation est relativement simple elle consiste en une ligne de commande compos<text:span text:style-name="T14">ée</text:span> de différents champs:</text:p>
      <text:p text:style-name="P9"><draw:custom-shape text:anchor-type="paragraph" draw:z-index="0" draw:name="Forme1_0" draw:style-name="gr2" draw:text-style-name="P13" svg:width="0.738cm" svg:height="0.738cm" svg:x="6.572cm" svg:y="0.485cm"><text:p text:style-name="P1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_1" draw:style-name="gr2" draw:text-style-name="P13" svg:width="0.738cm" svg:height="0.738cm" svg:x="3.679cm" svg:y="0.522cm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_2" draw:style-name="gr2" draw:text-style-name="P13" svg:width="0.738cm" svg:height="0.738cm" svg:x="11.296cm" svg:y="0.429cm"><text:p text:style-name="P1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$</text:span><text:bookmark text:name="page51R_mcid15"/><text:span text:style-name="T19"> </text:span>maqao oneview<text:bookmark text:name="page51R_mcid16"/> –<text:bookmark text:name="page51R_mcid17"/>create<text:bookmark text:name="page51R_mcid18"/>-<text:bookmark text:name="page51R_mcid19"/>report=&lt;report&gt;<text:bookmark text:name="page51R_mcid20"/> –<text:bookmark text:name="page51R_mcid21"/>c=<text:bookmark text:name="page51R_mcid22"/>&lt;config&gt;<text:bookmark text:name="page51R_mcid23"/><text:bookmark text:name="page51R_mcid24"/> [<text:bookmark text:name="page51R_mcid25"/>-<text:bookmark text:name="page51R_mcid26"/>xp=<text:bookmark text:name="page51R_mcid27"/>&lt;dir&gt;<text:bookmark text:name="page51R_mcid28"/>] [<text:bookmark text:name="page51R_mcid29"/>-<text:bookmark text:name="page51R_mcid30"/>of=<text:bookmark text:name="page51R_mcid31"/>&lt;format&gt;<text:bookmark text:name="page51R_mcid32"/>] [<text:bookmark text:name="page51R_mcid35"/>--<text:bookmark text:name="page51R_mcid36"/>with<text:bookmark text:name="page51R_mcid37"/>-<text:bookmark text:name="page51R_mcid38"/>scalability] <text:s text:c="2"/></text:p>
      <text:p text:style-name="P9"><draw:custom-shape text:anchor-type="paragraph" draw:z-index="2" draw:name="Forme1" draw:style-name="gr2" draw:text-style-name="P13" svg:width="0.738cm" svg:height="0.738cm" svg:x="9.312cm" svg:y="-0.293cm"><text:p text:style-name="P1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_3" draw:style-name="gr1" draw:text-style-name="P12" svg:width="0.74cm" svg:height="0.74cm" svg:x="14.282cm" svg:y="-0.256cm"><text:p text:style-name="P12"><text:span text:style-name="T36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1_8" draw:style-name="gr1" draw:text-style-name="P12" svg:width="0.74cm" svg:height="0.74cm" svg:x="14.282cm" svg:y="-0.256cm"><text:p text:style-name="P12"><text:span text:style-name="T36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><draw:custom-shape text:anchor-type="paragraph" draw:z-index="5" draw:name="Forme1_4" draw:style-name="gr2" draw:text-style-name="P13" svg:width="0.738cm" svg:height="0.738cm" svg:x="-0.213cm" svg:y="-0.233cm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7"/><text:span text:style-name="T20">--create-report=&lt;report&gt; permet de r</text:span><text:span text:style-name="T7">éalisez un rapport et exécutez toutes les étapes nécessaires les valeurs disponibles sont : one.</text:span></text:p>
      <text:p text:style-name="P7"><draw:custom-shape text:anchor-type="paragraph" draw:z-index="6" draw:name="Forme1_5" draw:style-name="gr2" draw:text-style-name="P13" svg:width="0.738cm" svg:height="0.738cm" svg:x="-0.247cm" svg:y="-0.055cm"><text:p text:style-name="P1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7"/>–</text:span><text:bookmark text:name="page51R_mcid211"/><text:span text:style-name="T7">c=</text:span><text:bookmark text:name="page51R_mcid221"/><text:span text:style-name="T7">&lt;config&gt;</text:span><text:bookmark text:name="page51R_mcid231"/><text:bookmark text:name="page51R_mcid241"/><text:span text:style-name="T7"> <text:s/></text:span><text:span text:style-name="T8">s</text:span><text:span text:style-name="T7">pécifie le chemin d'un fichier de configuration.</text:span></text:p>
      <text:p text:style-name="P3"><draw:custom-shape text:anchor-type="paragraph" draw:z-index="7" draw:name="Forme1_6" draw:style-name="gr1" draw:text-style-name="P12" svg:width="0.74cm" svg:height="0.74cm" svg:x="-0.289cm" svg:y="0.406cm"><text:p text:style-name="P12"><text:span text:style-name="T36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/></text:p>
      <text:p text:style-name="P3"><text:span text:style-name="T20"><text:s text:c="7"/>-</text:span><text:bookmark text:name="page51R_mcid261"/><text:span text:style-name="T20">xp=</text:span><text:bookmark text:name="page51R_mcid271"/><text:span text:style-name="T20">&lt;dir&gt; </text:span><text:span text:style-name="T34">s</text:span><text:span text:style-name="T20">pécifie le chemin d'un répertoire d'expérimentation.</text:span></text:p>
      <text:p text:style-name="P7"><text:span text:style-name="T7"/></text:p>
      <text:p text:style-name="P7"><draw:custom-shape text:anchor-type="paragraph" draw:z-index="8" draw:name="Forme1_7" draw:style-name="gr2" draw:text-style-name="P13" svg:width="0.738cm" svg:height="0.738cm" svg:x="-0.309cm" svg:y="-0.005cm"><text:p text:style-name="P1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6"/>-</text:span><text:bookmark text:name="page51R_mcid301"/><text:span text:style-name="T7">of=</text:span><text:bookmark text:name="page51R_mcid311"/><text:span text:style-name="T7">&lt;format&gt;</text:span><text:bookmark text:name="page51R_mcid321"/><text:span text:style-name="T7"> </text:span><text:span text:style-name="T8">spécifie le format du rapport généré (HTML pas défaut) .</text:span></text:p>
      <text:p text:style-name="P8"><text:tab/></text:p>
      <text:p text:style-name="P11"><draw:custom-shape text:anchor-type="paragraph" draw:z-index="10" draw:name="Forme1_9" draw:style-name="gr1" draw:text-style-name="P12" svg:width="0.74cm" svg:height="0.74cm" svg:x="-0.289cm" svg:y="-0.18cm"><text:p text:style-name="P12"><text:span text:style-name="T36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32">nd <text:s/>--</text:span><text:bookmark text:name="page51R_mcid361"/><text:span text:style-name="T32">with</text:span><text:bookmark text:name="page51R_mcid371"/><text:span text:style-name="T32">-</text:span><text:bookmark text:name="page51R_mcid381"/><text:span text:style-name="T32">scalability </text:span><text:bookmark text:name="tw-target-text"/><text:span text:style-name="T33">active l’analyse d’évolutivité.</text:span></text:p>
      <text:p text:style-name="P11"><text:span text:style-name="T33"/></text:p>
      <text:h text:style-name="Heading_20_1" text:outline-level="1"/>
      <text:p text:style-name="P6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49:15.674276853</meta:creation-date>
    <dc:date>2021-12-19T15:44:51.026203383</dc:date>
    <meta:editing-duration>PT16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228" meta:character-count="1627" meta:non-whitespace-character-count="1374"/>
  </office:meta>
</office:document-meta>
</file>